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solid" svg:stroke-width="0.0201in" draw:marker-start-width="0.1087in" draw:marker-end-width="0.1087in" draw:fill="none" draw:textarea-horizontal-align="center" draw:textarea-vertical-align="middle" fo:padding-top="-0.0394in" fo:padding-bottom="-0.0394in" fo:padding-left="-0.0394in" fo:padding-right="-0.0394in" draw:ole-draw-aspect="1"/>
    </style:style>
    <style:style style:name="gr2" style:family="graphic">
      <style:graphic-properties draw:stroke="solid" svg:stroke-width="0.0201in" draw:marker-start-width="0.1087in" draw:marker-end-width="0.1087in" draw:fill="none" draw:textarea-horizontal-align="center" draw:textarea-vertical-align="middle" draw:ole-draw-aspect="1"/>
    </style:style>
    <style:style style:name="gr3" style:family="graphic">
      <style:graphic-properties draw:stroke="solid" svg:stroke-width="0.0201in" draw:marker-start-width="0.1087in" draw:marker-end-width="0.1087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226in" svg:height="2.0602in" svg:x="9.1063in" svg:y="0.1567in">
            <draw:object draw:notify-on-update-of-ranges="Sheet1.A3:Sheet1.A3 Sheet1.A4:Sheet1.A25 Sheet1.B3:Sheet1.B3 Sheet1.B4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5.6709in" svg:height="2.4575in" svg:x="8.902in" svg:y="2.6248in">
            <draw:object draw:notify-on-update-of-ranges="Sheet1.A3:Sheet1.A3 Sheet1.A4:Sheet1.A25 Sheet1.C3:Sheet1.C3 Sheet1.C4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3" draw:text-style-name="P1" svg:width="5.9205in" svg:height="2.1122in" svg:x="2.6563in" svg:y="5.1555in">
            <draw:object draw:notify-on-update-of-ranges="Sheet1.A3:Sheet1.A3 Sheet1.A4:Sheet1.A25 Sheet1.D3:Sheet1.D3 Sheet1.D4:Sheet1.D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ote: trace is in paths/other/shortest.tx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States</text:p>
          </table:table-cell>
          <table:table-cell table:style-name="ce2" office:value-type="string" calcext:value-type="string">
            <text:p>Sys Time</text:p>
          </table:table-cell>
          <table:table-cell table:style-name="ce2" office:value-type="string" calcext:value-type="string">
            <text:p>User Time</text:p>
          </table:table-cell>
          <table:table-cell table:style-name="ce2" office:value-type="string" calcext:value-type="string">
            <text:p>STORM Time</text:p>
          </table:table-cell>
          <table:table-cell table:style-name="ce2" office:value-type="string" calcext:value-type="string">
            <text:p>STORM Prob</text:p>
          </table:table-cell>
          <table:table-cell table:style-name="ce2" office:value-type="string" calcext:value-type="string">
            <text:p>PRISM Time</text:p>
          </table:table-cell>
          <table:table-cell table:style-name="ce2" office:value-type="string" calcext:value-type="string">
            <text:p>PRISM Prob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.09" calcext:value-type="float">
            <text:p>0.09</text:p>
          </table:table-cell>
          <table:table-cell office:value-type="float" office:value="1.35" calcext:value-type="float">
            <text:p>1.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0.07" calcext:value-type="float">
            <text:p>0.07</text:p>
          </table:table-cell>
          <table:table-cell office:value-type="float" office:value="2.09" calcext:value-type="float">
            <text:p>2.0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5" calcext:value-type="float">
            <text:p>1515</text:p>
          </table:table-cell>
          <table:table-cell office:value-type="float" office:value="0.07" calcext:value-type="float">
            <text:p>0.07</text:p>
          </table:table-cell>
          <table:table-cell office:value-type="float" office:value="2.27" calcext:value-type="float">
            <text:p>2.2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24" calcext:value-type="float">
            <text:p>2324</text:p>
          </table:table-cell>
          <table:table-cell office:value-type="float" office:value="0.14" calcext:value-type="float">
            <text:p>0.14</text:p>
          </table:table-cell>
          <table:table-cell office:value-type="float" office:value="3.83" calcext:value-type="float">
            <text:p>3.8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5" calcext:value-type="float">
            <text:p>3275</text:p>
          </table:table-cell>
          <table:table-cell office:value-type="float" office:value="0.2" calcext:value-type="float">
            <text:p>0.2</text:p>
          </table:table-cell>
          <table:table-cell office:value-type="float" office:value="5.69" calcext:value-type="float">
            <text:p>5.6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73" calcext:value-type="float">
            <text:p>4373</text:p>
          </table:table-cell>
          <table:table-cell office:value-type="float" office:value="0.28" calcext:value-type="float">
            <text:p>0.28</text:p>
          </table:table-cell>
          <table:table-cell office:value-type="float" office:value="10.03" calcext:value-type="float">
            <text:p>10.0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23" calcext:value-type="float">
            <text:p>5623</text:p>
          </table:table-cell>
          <table:table-cell office:value-type="float" office:value="0.34" calcext:value-type="float">
            <text:p>0.34</text:p>
          </table:table-cell>
          <table:table-cell office:value-type="float" office:value="26.1" calcext:value-type="float">
            <text:p>26.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8" calcext:value-type="float">
            <text:p>7018</text:p>
          </table:table-cell>
          <table:table-cell office:value-type="float" office:value="0.41" calcext:value-type="float">
            <text:p>0.41</text:p>
          </table:table-cell>
          <table:table-cell office:value-type="float" office:value="104.05" calcext:value-type="float">
            <text:p>104.0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75" calcext:value-type="float">
            <text:p>8575</text:p>
          </table:table-cell>
          <table:table-cell office:value-type="float" office:value="1.15" calcext:value-type="float">
            <text:p>1.15</text:p>
          </table:table-cell>
          <table:table-cell office:value-type="float" office:value="478.59" calcext:value-type="float">
            <text:p>478.5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64" calcext:value-type="float">
            <text:p>10264</text:p>
          </table:table-cell>
          <table:table-cell office:value-type="float" office:value="3.66" calcext:value-type="float">
            <text:p>3.66</text:p>
          </table:table-cell>
          <table:table-cell office:value-type="float" office:value="2257.5" calcext:value-type="float">
            <text:p>2257.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1:35:27.584672614</meta:creation-date>
    <meta:generator>LibreOffice/7.0.4.2$Linux_X86_64 LibreOffice_project/00$Build-2</meta:generator>
    <dc:date>2022-11-07T13:54:38.998728941</dc:date>
    <meta:editing-duration>PT1H48M17S</meta:editing-duration>
    <meta:editing-cycles>9</meta:editing-cycles>
    <meta:document-statistic meta:table-count="1" meta:cell-count="6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75cm" svg:height="5.234cm" xlink:href=".." xlink:type="simple" chart:class="chart:line" chart:style-name="ch1">
        <chart:legend chart:legend-position="bottom" svg:x="5.567cm" svg:y="4.635cm" style:legend-expansion="wide" chart:style-name="ch2"/>
        <chart:plot-area chart:style-name="ch3" table:cell-range-address="Sheet1.A3:Sheet1.B25" chart:data-source-has-labels="both" svg:x="0.265cm" svg:y="0.104cm" svg:width="12.745cm" svg:height="4.243cm">
          <chart:coordinate-region svg:x="1.257cm" svg:y="0.303cm" svg:width="11.381cm" svg:height="3.397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25" chart:label-cell-address="Sheet1.B3:Sheet1.B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s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0">
                <text:p>0</text:p>
                <draw:g>
                  <svg:desc>Sheet1.B4:Sheet1.B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73">
                <text:p>43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623">
                <text:p>56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75">
                <text:p>85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264">
                <text:p>102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05cm" svg:height="6.243cm" xlink:href=".." xlink:type="simple" chart:class="chart:line" chart:style-name="ch1">
        <chart:legend chart:legend-position="bottom" svg:x="5.894cm" svg:y="5.644cm" style:legend-expansion="wide" chart:style-name="ch2"/>
        <chart:plot-area chart:style-name="ch3" table:cell-range-address="Sheet1.A3:Sheet1.A25 Sheet1.C3:Sheet1.C25" chart:data-source-has-labels="both" svg:x="0.288cm" svg:y="0.124cm" svg:width="13.829cm" svg:height="5.212cm">
          <chart:coordinate-region svg:x="1.015cm" svg:y="0.323cm" svg:width="12.915cm" svg:height="4.366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5" chart:label-cell-address="Sheet1.C3:Sheet1.C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Time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0.1">
                <text:p>0.1</text:p>
                <draw:g>
                  <svg:desc>Sheet1.C4:Sheet1.C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39cm" svg:height="5.366cm" xlink:href=".." xlink:type="simple" chart:class="chart:line" chart:style-name="ch1">
        <chart:legend chart:legend-position="bottom" svg:x="6.158cm" svg:y="4.767cm" style:legend-expansion="wide" chart:style-name="ch2"/>
        <chart:plot-area chart:style-name="ch3" table:cell-range-address="Sheet1.A3:Sheet1.A25 Sheet1.D3:Sheet1.D25" chart:data-source-has-labels="both" svg:x="0.3cm" svg:y="0.107cm" svg:width="14.439cm" svg:height="4.369cm">
          <chart:coordinate-region svg:x="1.292cm" svg:y="0.306cm" svg:width="13.26cm" svg:height="3.523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25" chart:label-cell-address="Sheet1.D3:Sheet1.D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Time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1.13">
                <text:p>1.13</text:p>
                <draw:g>
                  <svg:desc>Sheet1.D4:Sheet1.D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4.05">
                <text:p>104.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8.59">
                <text:p>478.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57.5">
                <text:p>2257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